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ousActionInfo.getAc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ActionInfo.PreviousActionInfo( ActionForm form , String actionURI ,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ousActionInfo.setActionURI( String ac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